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 style:shadow="none"/>
    </style:style>
    <style:style style:name="Table2.A" style:family="table-column">
      <style:table-column-properties style:column-width="1.3139in"/>
    </style:style>
    <style:style style:name="Table2.B" style:family="table-column">
      <style:table-column-properties style:column-width="5.60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498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1.434in"/>
    </style:style>
    <style:style style:name="Table8.B" style:family="table-column">
      <style:table-column-properties style:column-width="1.3146in"/>
    </style:style>
    <style:style style:name="Table8.C" style:family="table-column">
      <style:table-column-properties style:column-width="4.1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ba1ae0" officeooo:paragraph-rsid="019a4ae1"/>
    </style:style>
    <style:style style:name="P2" style:family="paragraph" style:parent-style-name="Text_20_body">
      <style:text-properties officeooo:rsid="019a4ae1" officeooo:paragraph-rsid="019a4ae1"/>
    </style:style>
    <style:style style:name="P3" style:family="paragraph" style:parent-style-name="Text_20_body">
      <style:text-properties fo:font-size="12pt" officeooo:rsid="01ecc53c" officeooo:paragraph-rsid="01ecc53c" style:font-size-asian="10.5pt" style:font-size-complex="12pt"/>
    </style:style>
    <style:style style:name="P4" style:family="paragraph" style:parent-style-name="Text_20_body">
      <style:text-properties fo:font-size="12pt" officeooo:rsid="01ee9cc0" officeooo:paragraph-rsid="01ee9cc0" style:font-size-asian="10.5pt" style:font-size-complex="12pt"/>
    </style:style>
    <style:style style:name="P5" style:family="paragraph" style:parent-style-name="Text_20_body">
      <style:text-properties officeooo:rsid="01f39c28" officeooo:paragraph-rsid="01f39c28"/>
    </style:style>
    <style:style style:name="P6" style:family="paragraph" style:parent-style-name="Text_20_body">
      <style:text-properties officeooo:rsid="01f39c28" officeooo:paragraph-rsid="01f7a8fd"/>
    </style:style>
    <style:style style:name="P7" style:family="paragraph" style:parent-style-name="Text_20_body">
      <style:text-properties officeooo:rsid="01f39c28" officeooo:paragraph-rsid="01f9b521"/>
    </style:style>
    <style:style style:name="P8" style:family="paragraph" style:parent-style-name="Text_20_body">
      <style:text-properties fo:font-weight="bold" officeooo:rsid="01f39c28" officeooo:paragraph-rsid="01f39c28" style:font-weight-asian="bold" style:font-weight-complex="bold"/>
    </style:style>
    <style:style style:name="P9" style:family="paragraph" style:parent-style-name="Text_20_body">
      <style:text-properties fo:font-weight="bold" officeooo:rsid="01f40d41" officeooo:paragraph-rsid="01f83291" style:font-weight-asian="bold" style:font-weight-complex="bold"/>
    </style:style>
    <style:style style:name="P10" style:family="paragraph" style:parent-style-name="Text_20_body">
      <style:text-properties officeooo:rsid="01f40d41" officeooo:paragraph-rsid="01f40d41"/>
    </style:style>
    <style:style style:name="P11" style:family="paragraph" style:parent-style-name="Text_20_body">
      <style:text-properties officeooo:rsid="01f40d41" officeooo:paragraph-rsid="01f46286"/>
    </style:style>
    <style:style style:name="P12" style:family="paragraph" style:parent-style-name="Text_20_body">
      <style:text-properties officeooo:rsid="01f5d5e4" officeooo:paragraph-rsid="01f5d5e4"/>
    </style:style>
    <style:style style:name="P13" style:family="paragraph" style:parent-style-name="Text_20_body">
      <style:text-properties officeooo:rsid="01f85c86" officeooo:paragraph-rsid="01f85c86"/>
    </style:style>
    <style:style style:name="P14" style:family="paragraph" style:parent-style-name="Text_20_body">
      <style:text-properties officeooo:rsid="01fd58b8" officeooo:paragraph-rsid="01fd58b8"/>
    </style:style>
    <style:style style:name="P15" style:family="paragraph" style:parent-style-name="Text_20_body">
      <style:text-properties officeooo:rsid="01ffb142" officeooo:paragraph-rsid="01ffb142"/>
    </style:style>
    <style:style style:name="P16" style:family="paragraph" style:parent-style-name="Text_20_body">
      <style:text-properties officeooo:rsid="01ffb142" officeooo:paragraph-rsid="02011d16"/>
    </style:style>
    <style:style style:name="P17" style:family="paragraph" style:parent-style-name="Text_20_body">
      <style:text-properties officeooo:rsid="01ffb142" officeooo:paragraph-rsid="0202ec19"/>
    </style:style>
    <style:style style:name="P18" style:family="paragraph" style:parent-style-name="Text_20_body">
      <style:text-properties officeooo:rsid="01ffb142" officeooo:paragraph-rsid="02078381"/>
    </style:style>
    <style:style style:name="P19" style:family="paragraph" style:parent-style-name="Text_20_body">
      <style:text-properties officeooo:rsid="01ffb142" officeooo:paragraph-rsid="0207ce5c"/>
    </style:style>
    <style:style style:name="P20" style:family="paragraph" style:parent-style-name="Text_20_body">
      <style:text-properties officeooo:rsid="0202ec19" officeooo:paragraph-rsid="0202ec19"/>
    </style:style>
    <style:style style:name="P21" style:family="paragraph" style:parent-style-name="Text_20_body">
      <style:text-properties style:font-name="Liberation Mono" fo:font-size="10pt" officeooo:rsid="0202ec19" officeooo:paragraph-rsid="0202ec19" style:font-size-asian="10pt" style:font-size-complex="10pt"/>
    </style:style>
    <style:style style:name="P22" style:family="paragraph" style:parent-style-name="Text_20_body">
      <style:text-properties style:font-name="Liberation Mono" fo:font-size="10pt" officeooo:rsid="0202ec19" officeooo:paragraph-rsid="02078381" style:font-size-asian="10pt" style:font-size-complex="10pt"/>
    </style:style>
    <style:style style:name="P23" style:family="paragraph" style:parent-style-name="Text_20_body">
      <style:text-properties style:font-name="Liberation Mono" fo:font-size="10pt" officeooo:rsid="0202ec19" officeooo:paragraph-rsid="0207ce5c" style:font-size-asian="10pt" style:font-size-complex="10pt"/>
    </style:style>
    <style:style style:name="P24" style:family="paragraph" style:parent-style-name="Text_20_body">
      <style:text-properties officeooo:paragraph-rsid="0202ec19"/>
    </style:style>
    <style:style style:name="P25" style:family="paragraph" style:parent-style-name="Text_20_body">
      <style:text-properties officeooo:rsid="020ebaa1" officeooo:paragraph-rsid="020ebaa1"/>
    </style:style>
    <style:style style:name="P26" style:family="paragraph" style:parent-style-name="Table_20_Contents">
      <style:text-properties officeooo:rsid="01f39c28" officeooo:paragraph-rsid="01f39c28"/>
    </style:style>
    <style:style style:name="P27" style:family="paragraph" style:parent-style-name="Table_20_Contents">
      <style:text-properties fo:font-weight="bold" officeooo:rsid="01f39c28" officeooo:paragraph-rsid="01f39c28" style:font-weight-asian="bold" style:font-weight-complex="bold"/>
    </style:style>
    <style:style style:name="P28" style:family="paragraph" style:parent-style-name="Table_20_Contents">
      <style:text-properties fo:font-weight="bold" officeooo:rsid="01f85c86" officeooo:paragraph-rsid="01f85c86" style:font-weight-asian="bold" style:font-weight-complex="bold"/>
    </style:style>
    <style:style style:name="P29" style:family="paragraph" style:parent-style-name="Table_20_Contents">
      <style:text-properties fo:font-weight="bold" officeooo:rsid="0202ec19" officeooo:paragraph-rsid="0202ec19" style:font-weight-asian="bold" style:font-weight-complex="bold"/>
    </style:style>
    <style:style style:name="P30" style:family="paragraph" style:parent-style-name="Table_20_Contents">
      <style:text-properties officeooo:rsid="01f85c86" officeooo:paragraph-rsid="01f85c86"/>
    </style:style>
    <style:style style:name="P31" style:family="paragraph" style:parent-style-name="Table_20_Contents">
      <style:text-properties officeooo:rsid="01f85c86" officeooo:paragraph-rsid="01f9b521"/>
    </style:style>
    <style:style style:name="P32" style:family="paragraph" style:parent-style-name="Table_20_Contents">
      <style:text-properties officeooo:rsid="01f9b521" officeooo:paragraph-rsid="01f9b521"/>
    </style:style>
    <style:style style:name="P33" style:family="paragraph" style:parent-style-name="Table_20_Contents">
      <style:text-properties officeooo:rsid="01fd58b8" officeooo:paragraph-rsid="01fd58b8"/>
    </style:style>
    <style:style style:name="P34" style:family="paragraph" style:parent-style-name="Table_20_Contents">
      <style:text-properties style:font-name="Liberation Mono" fo:font-size="10pt" style:font-size-asian="10pt" style:font-size-complex="10pt"/>
    </style:style>
    <style:style style:name="P35" style:family="paragraph" style:parent-style-name="Table_20_Contents">
      <style:text-properties style:font-name="Liberation Mono" fo:font-size="10pt" officeooo:paragraph-rsid="02011d16" style:font-size-asian="10pt" style:font-size-complex="10pt"/>
    </style:style>
    <style:style style:name="P36" style:family="paragraph" style:parent-style-name="Table_20_Contents">
      <style:text-properties style:font-name="Liberation Mono" fo:font-size="10pt" officeooo:paragraph-rsid="0202ec19" style:font-size-asian="10pt" style:font-size-complex="10pt"/>
    </style:style>
    <style:style style:name="P37" style:family="paragraph" style:parent-style-name="Table_20_Contents">
      <style:text-properties style:font-name="Liberation Mono" fo:font-size="10pt" officeooo:rsid="0202ec19" officeooo:paragraph-rsid="0202ec19" style:font-size-asian="10pt" style:font-size-complex="10pt"/>
    </style:style>
    <style:style style:name="P38" style:family="paragraph" style:parent-style-name="Table_20_Contents">
      <style:text-properties style:font-name="Liberation Mono" fo:font-size="10pt" officeooo:paragraph-rsid="02078381" style:font-size-asian="10pt" style:font-size-complex="10pt"/>
    </style:style>
    <style:style style:name="P39" style:family="paragraph" style:parent-style-name="Table_20_Contents">
      <style:text-properties style:font-name="Liberation Mono" fo:font-size="10pt" officeooo:paragraph-rsid="0207ce5c" style:font-size-asian="10pt" style:font-size-complex="10pt"/>
    </style:style>
    <style:style style:name="P40" style:family="paragraph" style:parent-style-name="Table_20_Contents">
      <style:text-properties officeooo:rsid="0202ec19" officeooo:paragraph-rsid="0202ec19"/>
    </style:style>
    <style:style style:name="P41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42" style:family="paragraph" style:parent-style-name="Heading_20_3">
      <style:text-properties fo:font-size="12pt" style:font-size-asian="12pt" style:font-size-complex="12pt"/>
    </style:style>
    <style:style style:name="P43" style:family="paragraph" style:parent-style-name="Heading_20_3">
      <style:text-properties fo:font-size="12pt" officeooo:paragraph-rsid="02078381" style:font-size-asian="12pt" style:font-size-complex="12pt"/>
    </style:style>
    <style:style style:name="P44" style:family="paragraph" style:parent-style-name="Heading_20_3">
      <style:text-properties fo:font-size="12pt" officeooo:rsid="0207ce5c" officeooo:paragraph-rsid="0207ce5c" style:font-size-asian="12pt" style:font-size-complex="12pt"/>
    </style:style>
    <style:style style:name="P45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46" style:family="paragraph" style:parent-style-name="Heading_20_2">
      <style:text-properties fo:font-size="14pt" style:font-size-asian="14pt" style:font-size-complex="14pt"/>
    </style:style>
    <style:style style:name="P47" style:family="paragraph" style:parent-style-name="Heading_20_2">
      <style:text-properties fo:font-size="14pt" officeooo:rsid="01ecc53c" officeooo:paragraph-rsid="01ecc53c" style:font-size-asian="14pt" style:font-size-complex="14pt"/>
    </style:style>
    <style:style style:name="P48" style:family="paragraph" style:parent-style-name="Heading_20_2">
      <style:text-properties fo:font-size="14pt" officeooo:rsid="0202ec19" officeooo:paragraph-rsid="020b89c0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name="Liberation Serif" fo:font-size="12pt" officeooo:rsid="00be606b" style:font-size-asian="10.5pt" style:font-size-complex="12pt"/>
    </style:style>
    <style:style style:name="T4" style:family="text">
      <style:text-properties style:font-name="Liberation Serif" fo:font-size="12pt" officeooo:rsid="019422e1" style:font-size-asian="10.5pt" style:font-size-complex="12pt"/>
    </style:style>
    <style:style style:name="T5" style:family="text">
      <style:text-properties style:font-name="Liberation Serif" fo:font-size="12pt" officeooo:rsid="01ce3796" style:font-size-asian="10.5pt" style:font-size-complex="12pt"/>
    </style:style>
    <style:style style:name="T6" style:family="text">
      <style:text-properties style:font-name="Liberation Serif" fo:font-size="12pt" officeooo:rsid="01ecc53c" style:font-size-asian="10.5pt" style:font-size-complex="12pt"/>
    </style:style>
    <style:style style:name="T7" style:family="text">
      <style:text-properties style:font-name="Liberation Serif" fo:font-size="12pt" officeooo:rsid="01ee9cc0" style:font-size-asian="10.5pt" style:font-size-complex="12pt"/>
    </style:style>
    <style:style style:name="T8" style:family="text">
      <style:text-properties style:font-name="Liberation Serif" fo:font-size="12pt" officeooo:rsid="01f40d41" style:font-size-asian="10.5pt" style:font-size-complex="12pt"/>
    </style:style>
    <style:style style:name="T9" style:family="text">
      <style:text-properties style:font-name="Liberation Serif" fo:font-size="12pt" officeooo:rsid="01f46286" style:font-size-asian="10.5pt" style:font-size-complex="12pt"/>
    </style:style>
    <style:style style:name="T10" style:family="text">
      <style:text-properties style:font-name="Liberation Serif" fo:font-size="12pt" officeooo:rsid="01f5d5e4" style:font-size-asian="10.5pt" style:font-size-complex="12pt"/>
    </style:style>
    <style:style style:name="T11" style:family="text">
      <style:text-properties style:font-name="Liberation Serif" fo:font-size="12pt" officeooo:rsid="01f7a8fd" style:font-size-asian="10.5pt" style:font-size-complex="12pt"/>
    </style:style>
    <style:style style:name="T12" style:family="text">
      <style:text-properties style:font-name="Liberation Serif" fo:font-size="12pt" officeooo:rsid="01f83291" style:font-size-asian="10.5pt" style:font-size-complex="12pt"/>
    </style:style>
    <style:style style:name="T13" style:family="text">
      <style:text-properties style:font-name="Liberation Serif" fo:font-size="12pt" officeooo:rsid="01f9b521" style:font-size-asian="10.5pt" style:font-size-complex="12pt"/>
    </style:style>
    <style:style style:name="T14" style:family="text">
      <style:text-properties style:font-name="Liberation Serif" fo:font-size="12pt" officeooo:rsid="01fb2f5f" style:font-size-asian="10.5pt" style:font-size-complex="12pt"/>
    </style:style>
    <style:style style:name="T15" style:family="text">
      <style:text-properties style:font-name="Liberation Serif" fo:font-size="12pt" officeooo:rsid="01fef597" style:font-size-asian="10.5pt" style:font-size-complex="12pt"/>
    </style:style>
    <style:style style:name="T16" style:family="text">
      <style:text-properties style:font-name="Liberation Serif" fo:font-size="12pt" officeooo:rsid="01ff3d1f" style:font-size-asian="10.5pt" style:font-size-complex="12pt"/>
    </style:style>
    <style:style style:name="T17" style:family="text">
      <style:text-properties style:font-name="Liberation Serif" fo:font-size="12pt" officeooo:rsid="01ffb142" style:font-size-asian="10.5pt" style:font-size-complex="12pt"/>
    </style:style>
    <style:style style:name="T18" style:family="text">
      <style:text-properties style:font-name="Liberation Serif" fo:font-size="12pt" officeooo:rsid="0202ec19" style:font-size-asian="10.5pt" style:font-size-complex="12pt"/>
    </style:style>
    <style:style style:name="T19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20" style:family="text">
      <style:text-properties style:font-name="Liberation Serif" fo:font-size="12pt" fo:font-weight="normal" officeooo:rsid="01f198d7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1f40d41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1f7a8fd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1ff3d1f" style:font-size-asian="10.5pt" style:font-weight-asian="normal" style:font-size-complex="12pt" style:font-weight-complex="normal"/>
    </style:style>
    <style:style style:name="T24" style:family="text">
      <style:text-properties officeooo:rsid="00a27f03"/>
    </style:style>
    <style:style style:name="T25" style:family="text">
      <style:text-properties officeooo:rsid="00a8bc8b"/>
    </style:style>
    <style:style style:name="T26" style:family="text">
      <style:text-properties officeooo:rsid="00ba1ae0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1ed48ce"/>
    </style:style>
    <style:style style:name="T29" style:family="text">
      <style:text-properties officeooo:rsid="01ee9cc0"/>
    </style:style>
    <style:style style:name="T30" style:family="text">
      <style:text-properties officeooo:rsid="01f059d8"/>
    </style:style>
    <style:style style:name="T31" style:family="text">
      <style:text-properties officeooo:rsid="01f40d41"/>
    </style:style>
    <style:style style:name="T32" style:family="text">
      <style:text-properties officeooo:rsid="01f7a8fd"/>
    </style:style>
    <style:style style:name="T33" style:family="text">
      <style:text-properties officeooo:rsid="01f85c86"/>
    </style:style>
    <style:style style:name="T34" style:family="text">
      <style:text-properties officeooo:rsid="01fbc48b"/>
    </style:style>
    <style:style style:name="T35" style:family="text">
      <style:text-properties officeooo:rsid="020378bc"/>
    </style:style>
    <style:style style:name="T36" style:family="text">
      <style:text-properties officeooo:rsid="02050ba9"/>
    </style:style>
    <style:style style:name="T37" style:family="text">
      <style:text-properties officeooo:rsid="0207030c"/>
    </style:style>
    <style:style style:name="T38" style:family="text">
      <style:text-properties officeooo:rsid="020783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CST<text:span text:style-name="T24">0006</text:span> – <text:span text:style-name="T26">Computer Programming Foundations</text:span></text:h>
      <text:h text:style-name="P45" text:outline-level="2">INTRODUCTION <text:span text:style-name="T25">to WEEK10</text:span></text:h>
      <text:p text:style-name="P1"><text:span text:style-name="T3">In this lecture and lab section we are going to </text:span><text:span text:style-name="T7">dive into </text:span><text:span text:style-name="T6">object oriented programming and break apart the main concepts, </text:span><text:span text:style-name="T7">theories and why it is so popular. <text:s/></text:span><text:span text:style-name="T15">This is a HUGE topic to cover so we’re only going to go though some of the main </text:span><text:span text:style-name="T16">features</text:span><text:span text:style-name="T15">.</text:span></text:p>
      <text:p text:style-name="P2"><text:span text:style-name="T4">A</text:span><text:span text:style-name="T2">fter this lecture and lab section, you will </text:span><text:span text:style-name="T5">have a general understanding of </text:span><text:span text:style-name="T6">object oriented programming and be able to write a program that uses </text:span><text:span text:style-name="T7">objects</text:span><text:span text:style-name="T6">.</text:span></text:p>
      <text:h text:style-name="P47" text:outline-level="2">Basic Understanding</text:h>
      <text:p text:style-name="P3">Object Oriented Programming is a programming paradigm where <text:span text:style-name="T29">we create new </text:span>data types <text:span text:style-name="T29">that mimic </text:span>real world objects<text:span text:style-name="T28">. <text:s/>Each object having its own attributes and behaviours. <text:s/>Another way of looking at it is we create objects (new data types) that can send and receive messages to allow them to interact with each other. <text:s/>It’s important to understand that this is a programming paradigm, and it’s available to you if you want to use it. <text:s/>There is no rule that says you have to, unless the company you work for demands this approach.</text:span></text:p>
      <text:h text:style-name="P46" text:outline-level="2">Classes <text:span text:style-name="T30">and</text:span> Objects</text:h>
      <text:p text:style-name="P4">The popular way to describe <text:span text:style-name="T30">the relationship between a </text:span>class <text:span text:style-name="T30">and an object</text:span> is that <text:span text:style-name="T30">a class is like</text:span> a blueprint for building a house. <text:s/>The house is the object that gets created <text:span text:style-name="T30">from the blueprint</text:span>, and you can create <text:span text:style-name="T30">hundreds or even thousands of houses from one blueprint. <text:s/>The same relationship exists between a class and an object. <text:s/>For example, the house class has all the details within it to allow you to build a house object and just like you cant live in a blueprint of a house, a class is only the description of what attributes and behaviours you need to build a house object. <text:s/>In this way it’s the same as a cake recipe and a cake. <text:s/>You can’t eat a recipe for a cake, but you can make many cakes from one cake recipe. <text:s/>The term for creating an object from a class is called instantiation.</text:span></text:p>
      <text:h text:style-name="P46" text:outline-level="2">Properties and Methods</text:h>
      <text:p text:style-name="P7"><text:span text:style-name="T2">Each class, </text:span><text:span text:style-name="T10">(the blueprint</text:span><text:span text:style-name="T2"> of an object</text:span><text:span text:style-name="T10">)</text:span><text:span text:style-name="T2">, will have associated </text:span><text:span text:style-name="T8">attributes (</text:span><text:span text:style-name="T2">data types</text:span><text:span text:style-name="T8">)</text:span><text:span text:style-name="T2"> and </text:span><text:span text:style-name="T8">behaviours (</text:span><text:span text:style-name="T2">functionality</text:span><text:span text:style-name="T8">)</text:span><text:span text:style-name="T2"> built into the class. <text:s/>These </text:span><text:span text:style-name="T8">attributes</text:span><text:span text:style-name="T2"> </text:span><text:span text:style-name="T13">and </text:span><text:span text:style-name="T8">behaviours </text:span><text:span text:style-name="T2">are referred to as </text:span><text:span text:style-name="T8">properties and methods</text:span><text:span text:style-name="T2">. <text:s/></text:span></text:p>
      <text:p text:style-name="P12"><text:span text:style-name="T19">Properties</text:span><text:span text:style-name="T2"> are the variables that the class needs for it to represent the data members the class holds.</text:span></text:p>
      <text:p text:style-name="P12"><text:span text:style-name="T19">Methods</text:span><text:span text:style-name="T2"> are the functions within the class that represents the behaviours of the object.</text:span></text:p>
      <text:p text:style-name="P6"><text:span text:style-name="T20">When you create a class, you will </text:span><text:span text:style-name="T21">decide what </text:span><text:span text:style-name="T23">features are</text:span><text:span text:style-name="T21"> important for your class that you need to represent </text:span><text:span text:style-name="T23">within that class</text:span><text:span text:style-name="T21">. <text:s/>If you don’t need to have a </text:span><text:span text:style-name="T22">brand name of a </text:span><text:span text:style-name="T21">shoe </text:span><text:span text:style-name="T22">but the </text:span><text:span text:style-name="T21">colour </text:span><text:span text:style-name="T22">is important</text:span><text:span text:style-name="T21">, then you </text:span><text:span text:style-name="T22">will only need to make the colour </text:span><text:span text:style-name="T21">property. <text:s/></text:span><text:span text:style-name="T22">Likewise, if all of your shoes won’t be tied, then you don’t need to make a “tie</text:span><text:span text:style-name="T23">_up</text:span><text:span text:style-name="T22">” method.</text:span></text:p>
      <text:p text:style-name="P8"><text:soft-page-break/><text:span text:style-name="T2">Example Properties vs Methods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Object type</text:p>
          </table:table-cell>
          <table:table-cell table:style-name="Table1.A1" office:value-type="string">
            <text:p text:style-name="P27">Properties</text:p>
          </table:table-cell>
          <table:table-cell table:style-name="Table1.C1" office:value-type="string">
            <text:p text:style-name="P27">Methods</text:p>
          </table:table-cell>
        </table:table-row>
        <table:table-row>
          <table:table-cell table:style-name="Table1.A2" office:value-type="string">
            <text:p text:style-name="P26">Shoe</text:p>
          </table:table-cell>
          <table:table-cell table:style-name="Table1.A2" office:value-type="string">
            <text:p text:style-name="P26">Colour: Blue</text:p>
            <text:p text:style-name="P26">Size: 11</text:p>
          </table:table-cell>
          <table:table-cell table:style-name="Table1.C2" office:value-type="string">
            <text:p text:style-name="P26">Tie</text:p>
            <text:p text:style-name="P26">Untie</text:p>
          </table:table-cell>
        </table:table-row>
        <table:table-row>
          <table:table-cell table:style-name="Table1.A2" office:value-type="string">
            <text:p text:style-name="P26">Die <text:span text:style-name="T31">(Dice)</text:span></text:p>
          </table:table-cell>
          <table:table-cell table:style-name="Table1.A2" office:value-type="string">
            <text:p text:style-name="P26">NumSides: 6</text:p>
            <text:p text:style-name="P26"/>
          </table:table-cell>
          <table:table-cell table:style-name="Table1.C2" office:value-type="string">
            <text:p text:style-name="P26">Roll <text:span text:style-name="T32">(SetNumber)</text:span></text:p>
            <text:p text:style-name="P26">GetNumber</text:p>
          </table:table-cell>
        </table:table-row>
        <table:table-row>
          <table:table-cell table:style-name="Table1.A2" office:value-type="string">
            <text:p text:style-name="P26">PlayingCards</text:p>
          </table:table-cell>
          <table:table-cell table:style-name="Table1.A2" office:value-type="string">
            <text:p text:style-name="P26">NumCards: <text:span text:style-name="T32">52</text:span></text:p>
          </table:table-cell>
          <table:table-cell table:style-name="Table1.C2" office:value-type="string">
            <text:p text:style-name="P26">Shuffle</text:p>
            <text:p text:style-name="P26">Deal</text:p>
          </table:table-cell>
        </table:table-row>
      </table:table>
      <text:p text:style-name="P5"><text:span text:style-name="T2"/></text:p>
      <text:p text:style-name="P13"><text:span text:style-name="T2">The terminology changes depending on which book you read or which tutorial you find online. <text:s/>Each resource will have their own way of describing the properties and methods of a class. 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8">Properties:</text:p>
          </table:table-cell>
          <table:table-cell table:style-name="Table3.A1" office:value-type="string">
            <text:p text:style-name="P28">Methods:</text:p>
          </table:table-cell>
        </table:table-row>
        <table:table-row>
          <table:table-cell table:style-name="Table3.A1" office:value-type="string">
            <text:p text:style-name="P31">Attributes</text:p>
          </table:table-cell>
          <table:table-cell table:style-name="Table3.A1" office:value-type="string">
            <text:p text:style-name="P30">Behaviours</text:p>
          </table:table-cell>
        </table:table-row>
        <table:table-row>
          <table:table-cell table:style-name="Table3.A1" office:value-type="string">
            <text:p text:style-name="Table_20_Contents"><text:span text:style-name="T33">D</text:span>ata <text:span text:style-name="T33">M</text:span>embers</text:p>
          </table:table-cell>
          <table:table-cell table:style-name="Table3.A1" office:value-type="string">
            <text:p text:style-name="P30">Functionality</text:p>
          </table:table-cell>
        </table:table-row>
        <table:table-row>
          <table:table-cell table:style-name="Table3.A1" office:value-type="string">
            <text:p text:style-name="P30">Fields</text:p>
          </table:table-cell>
          <table:table-cell table:style-name="Table3.A1" office:value-type="string">
            <text:p text:style-name="P32">Etc...</text:p>
          </table:table-cell>
        </table:table-row>
      </table:table>
      <text:p text:style-name="P13"><text:span text:style-name="T2"><text:s/></text:span></text:p>
      <text:h text:style-name="Heading_20_2" text:outline-level="2"><text:span text:style-name="T27">OOP Concepts</text:span></text:h>
      <text:p text:style-name="P11"><text:span text:style-name="T2">Object Oriented Programming considers code reuse a high priority </text:span><text:span text:style-name="T11">and is built </text:span><text:span text:style-name="T17">directly </text:span><text:span text:style-name="T11">into the language.</text:span></text:p>
      <text:p text:style-name="P11"><text:span text:style-name="T11">There are four key concepts that are used to describe object oriented functionality. <text:s/></text:span><text:span text:style-name="T9">Unfortunately </text:span><text:span text:style-name="T13">as with any terminology, </text:span><text:span text:style-name="T9">there are many different descriptions and sometimes blurred lines by which these terms </text:span><text:span text:style-name="T12">are </text:span><text:span text:style-name="T9">describe</text:span><text:span text:style-name="T12">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2">Abstraction:</text:span></text:p>
          </table:table-cell>
          <table:table-cell table:style-name="Table2.A1" office:value-type="string">
            <text:p text:style-name="Table_20_Contents">hiding <text:span text:style-name="T34">complexity or </text:span>implementation <text:span text:style-name="T34">and </text:span>showing only <text:span text:style-name="T34">interface</text:span></text:p>
            <text:p text:style-name="Table_20_Contents"/>
            <text:p text:style-name="P33">(can also mean) choosing what’s important to represent in a class, like the shoe example from above</text:p>
            <text:p text:style-name="Table_20_Contents"/>
          </table:table-cell>
        </table:table-row>
        <table:table-row>
          <table:table-cell table:style-name="Table2.A1" office:value-type="string">
            <text:p text:style-name="P9"><text:span text:style-name="T2">Polymorphism:</text:span></text:p>
          </table:table-cell>
          <table:table-cell table:style-name="Table2.A1" office:value-type="string">
            <text:p text:style-name="Table_20_Contents"><text:span text:style-name="T9">(means many forms) </text:span><text:span text:style-name="T14">Allows you to create a generic class, then create more specific types</text:span></text:p>
            <text:p text:style-name="Table_20_Contents"/>
          </table:table-cell>
        </table:table-row>
        <table:table-row>
          <table:table-cell table:style-name="Table2.A1" office:value-type="string">
            <text:p text:style-name="P9"><text:span text:style-name="T2">Inheritance:</text:span></text:p>
          </table:table-cell>
          <table:table-cell table:style-name="Table2.A1" office:value-type="string">
            <text:p text:style-name="Table_20_Contents">Inheriting properties <text:span text:style-name="T34">and methods </text:span>from <text:span text:style-name="T34">a main </text:span>class into a newer <text:span text:style-name="T34">sub </text:span>class</text:p>
            <text:p text:style-name="Table_20_Contents"/>
          </table:table-cell>
        </table:table-row>
        <table:table-row>
          <table:table-cell table:style-name="Table2.A1" office:value-type="string">
            <text:p text:style-name="P9"><text:span text:style-name="T2">Encapsulation:</text:span></text:p>
          </table:table-cell>
          <table:table-cell table:style-name="Table2.A1" office:value-type="string">
            <text:p text:style-name="Table_20_Contents">Data hiding, or limiting access to the <text:span text:style-name="T34">data </text:span>properties <text:span text:style-name="T33">of the class</text:span></text:p>
          </table:table-cell>
        </table:table-row>
      </table:table>
      <text:p text:style-name="P10"><text:span text:style-name="T2"/></text:p>
      <text:p text:style-name="P14"><text:span text:style-name="T2">Again, these are the general concepts. <text:s/>Pick any web page or book and you’ll get a different description. <text:s/>If you can remember the four key concepts and generally what they mean, you’re fine.</text:span></text:p>
      <text:h text:style-name="P46" text:outline-level="2"><text:soft-page-break/>Code Examples</text:h>
      <text:h text:style-name="P42" text:outline-level="3">Creating a class</text:h>
      <text:p text:style-name="P21">person.p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">class Person:</text:p>
            <text:p text:style-name="P34"><text:s text:c="4"/>'''simple class example''' <text:s text:c="3"/></text:p>
            <text:p text:style-name="P34"><text:s text:c="4"/></text:p>
            <text:p text:style-name="P34"><text:s text:c="4"/>name = "nonebody"</text:p>
            <text:p text:style-name="P34"><text:s text:c="4"/></text:p>
            <text:p text:style-name="P34"><text:s text:c="4"/># set name</text:p>
            <text:p text:style-name="P34"><text:s text:c="4"/>def set_name(self, name):</text:p>
            <text:p text:style-name="P34"><text:s text:c="8"/>self.name = name</text:p>
            <text:p text:style-name="P34"><text:s text:c="8"/></text:p>
            <text:p text:style-name="P34"><text:s text:c="4"/># get name</text:p>
            <text:p text:style-name="P34"><text:s text:c="4"/>def get_name(self):</text:p>
            <text:p text:style-name="P34"><text:s text:c="8"/>return "You be " + self.name + " yo!"</text:p>
          </table:table-cell>
        </table:table-row>
      </table:table>
      <text:p text:style-name="P15"><text:span text:style-name="T2"/></text:p>
      <text:h text:style-name="P42" text:outline-level="3">Instantiating a class</text:h>
      <text:p text:style-name="P21">test.p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5">from person import Person</text:p>
            <text:p text:style-name="P35"/>
            <text:p text:style-name="P35">p1 = Person()</text:p>
          </table:table-cell>
        </table:table-row>
      </table:table>
      <text:p text:style-name="P16"><text:span text:style-name="T2"/></text:p>
      <text:h text:style-name="P42" text:outline-level="3">Using the methods in a class</text:h>
      <text:p text:style-name="P21">test2.p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>from person import Person</text:p>
            <text:p text:style-name="P36"/>
            <text:p text:style-name="P36">p1 = Person()</text:p>
            <text:p text:style-name="P36"/>
            <text:p text:style-name="P36">p1.set_name("Chuck")</text:p>
            <text:p text:style-name="P36"/>
            <text:p text:style-name="P36">print(p1.get_name())</text:p>
          </table:table-cell>
        </table:table-row>
      </table:table>
      <text:p text:style-name="P17"><text:span text:style-name="T2"/></text:p>
      <text:h text:style-name="P42" text:outline-level="3">Accessing the Data Members Directly</text:h>
      <text:p text:style-name="P21">test3.p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6">from person import Person</text:p>
            <text:p text:style-name="P36"/>
            <text:p text:style-name="P36">p1 = Person()</text:p>
            <text:p text:style-name="P36"/>
            <text:p text:style-name="P36">p1.set_name("Chuck")</text:p>
            <text:p text:style-name="P36"/>
            <text:p text:style-name="P36">p1.name = "Charles the poohead"</text:p>
            <text:p text:style-name="P36"/>
            <text:p text:style-name="P36">print(p1.get_name())</text:p>
          </table:table-cell>
        </table:table-row>
      </table:table>
      <text:p text:style-name="P17"><text:span text:style-name="T2"/></text:p>
      <text:p text:style-name="P20"><text:soft-page-break/><text:span text:style-name="T19">OH NO! <text:s/>THAT’S BAD! <text:s/></text:span><text:span text:style-name="T2">Usually we will want to protect the data members of the class so that they can’t be accessed from outside of the class directly. <text:s/>We’ve gone through the trouble of creating getter and setter methods so that the outside world can access the data members through our own methods. <text:s/>Poor Charles is now a poohead because we didn’t protect the data members.</text:span></text:p>
      <text:h text:style-name="P48" text:outline-level="2"><text:span text:style-name="T1">Access Specifiers</text:span></text:h>
      <text:p text:style-name="P24"><text:span text:style-name="T18">Some languages actually use public, protected and private as access specifiers, Python uses underscores to set the access level. <text:s/>One underscore sets the variable to protected, two underscores sets the variable to private, ...none and Charles is a poohead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Variable Name</text:p>
          </table:table-cell>
          <table:table-cell table:style-name="Table8.A1" office:value-type="string">
            <text:p text:style-name="P29">Access Level</text:p>
          </table:table-cell>
          <table:table-cell table:style-name="Table8.C1" office:value-type="string">
            <text:p text:style-name="P29">Description</text:p>
          </table:table-cell>
        </table:table-row>
        <table:table-row>
          <table:table-cell table:style-name="Table8.A2" office:value-type="string">
            <text:p text:style-name="P37">name</text:p>
          </table:table-cell>
          <table:table-cell table:style-name="Table8.A2" office:value-type="string">
            <text:p text:style-name="P40">Public</text:p>
          </table:table-cell>
          <table:table-cell table:style-name="Table8.C2" office:value-type="string">
            <text:p text:style-name="P40">Can <text:span text:style-name="T35">changed</text:span> inside and outside the class</text:p>
          </table:table-cell>
        </table:table-row>
        <table:table-row>
          <table:table-cell table:style-name="Table8.A2" office:value-type="string">
            <text:p text:style-name="P37">_name</text:p>
          </table:table-cell>
          <table:table-cell table:style-name="Table8.A2" office:value-type="string">
            <text:p text:style-name="P40">Protected</text:p>
          </table:table-cell>
          <table:table-cell table:style-name="Table8.C2" office:value-type="string">
            <text:p text:style-name="P40">Can <text:span text:style-name="T36">be changed</text:span> <text:span text:style-name="T37">from the class and a subclass</text:span></text:p>
          </table:table-cell>
        </table:table-row>
        <table:table-row>
          <table:table-cell table:style-name="Table8.A2" office:value-type="string">
            <text:p text:style-name="P37">__name</text:p>
          </table:table-cell>
          <table:table-cell table:style-name="Table8.A2" office:value-type="string">
            <text:p text:style-name="P40">Private</text:p>
          </table:table-cell>
          <table:table-cell table:style-name="Table8.C2" office:value-type="string">
            <text:p text:style-name="P40">Can only be <text:span text:style-name="T35">changed</text:span> inside class</text:p>
          </table:table-cell>
        </table:table-row>
      </table:table>
      <text:p text:style-name="P20"><text:span text:style-name="T2"/></text:p>
      <text:h text:style-name="P44" text:outline-level="3">Making the Data Members Private</text:h>
      <text:p text:style-name="P23">person.py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9">class Person:</text:p>
            <text:p text:style-name="P39"><text:s text:c="4"/>'''simple class example''' <text:s text:c="3"/></text:p>
            <text:p text:style-name="P39"><text:s text:c="4"/></text:p>
            <text:p text:style-name="P39"><text:s text:c="4"/>__name = "nonebody"</text:p>
            <text:p text:style-name="P39"><text:s text:c="4"/></text:p>
            <text:p text:style-name="P39"><text:s text:c="4"/># set name</text:p>
            <text:p text:style-name="P39"><text:s text:c="4"/>def set_name(self, name):</text:p>
            <text:p text:style-name="P39"><text:s text:c="8"/>self.__name = name</text:p>
            <text:p text:style-name="P39"><text:s text:c="8"/></text:p>
            <text:p text:style-name="P39"><text:s text:c="4"/># get name</text:p>
            <text:p text:style-name="P39"><text:s text:c="4"/>def get_name(self):</text:p>
            <text:p text:style-name="P39"><text:s text:c="8"/>return "You be " + self.__name + " yo!"</text:p>
          </table:table-cell>
        </table:table-row>
      </table:table>
      <text:p text:style-name="P19"/>
      <text:h text:style-name="P43" text:outline-level="3">Accessing the Data Members Directly</text:h>
      <text:p text:style-name="P22">test<text:span text:style-name="T38">4</text:span>.py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8">from person import Person</text:p>
            <text:p text:style-name="P38"/>
            <text:p text:style-name="P38">p1 = Person()</text:p>
            <text:p text:style-name="P38"/>
            <text:p text:style-name="P38">p1.set_name("Chuck")</text:p>
            <text:p text:style-name="P38"/>
            <text:p text:style-name="P38">p1.__name = "Charles the poohead"</text:p>
            <text:p text:style-name="P38"/>
            <text:p text:style-name="P38">print(p1.get_name())</text:p>
          </table:table-cell>
        </table:table-row>
      </table:table>
      <text:p text:style-name="P18"><text:span text:style-name="T2"/></text:p>
      <text:p text:style-name="P25"><text:span text:style-name="T2">Yay! <text:s/>We protected Charles’ good name! <text:s/>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05T03:20:29.944472024</dc:date>
    <meta:editing-duration>P6DT12H13M3S</meta:editing-duration>
    <meta:editing-cycles>164</meta:editing-cycles>
    <dc:creator>Cory Hilliard</dc:creator>
    <meta:document-statistic meta:table-count="10" meta:image-count="0" meta:object-count="0" meta:page-count="4" meta:paragraph-count="122" meta:word-count="970" meta:character-count="5931" meta:non-whitespace-character-count="4926"/>
  </office:meta>
</office:document-meta>
</file>